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>
            <text:p>rpi_ad7705</text:p>
          </table:table-cell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3">
          <table:table-cell/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Device</text:p>
          </table:table-cell>
          <table:table-cell table:style-name="ce2" office:value-type="string">
            <text:p>Parts</text:p>
          </table:table-cell>
          <table:table-cell table:number-columns-repeated="2"/>
          <table:table-cell table:style-name="ce4" office:value-type="string">
            <text:p>Farnell</text:p>
          </table:table-cell>
          <table:table-cell table:style-name="ce4" office:value-type="string">
            <text:p>RS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/>
          <table:table-cell office:value-type="string">
            <text:p>MA04-1</text:p>
          </table:table-cell>
          <table:table-cell office:value-type="string">
            <text:p>SV2, SV3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 office:value-type="string">
            <text:p>C5/2.5</text:p>
          </table:table-cell>
          <table:table-cell office:value-type="string">
            <text:p>C2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1uF/tantalum</text:p>
          </table:table-cell>
          <table:table-cell office:value-type="string">
            <text:p>CPOL-EUTT2D7</text:p>
          </table:table-cell>
          <table:table-cell office:value-type="string">
            <text:p>C1, C3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office:value-type="string">
            <text:p>JP1E</text:p>
          </table:table-cell>
          <table:table-cell office:value-type="string">
            <text:p>SV6</text:p>
          </table:table-cell>
          <table:table-cell table:number-columns-repeated="4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22R</text:p>
          </table:table-cell>
          <table:table-cell office:value-type="string">
            <text:p>R-EU_0207/10</text:p>
          </table:table-cell>
          <table:table-cell office:value-type="string">
            <text:p>R1, R2, R3, R4, R9, R10, R1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2" office:value-type="string">
            <text:p>AD7705</text:p>
          </table:table-cell>
          <table:table-cell office:value-type="string">
            <text:p>U$1</text:p>
          </table:table-cell>
          <table:table-cell table:number-columns-repeated="2"/>
          <table:table-cell table:style-name="ce5" office:value-type="string">
            <text:p>SC03234</text:p>
          </table:table-cell>
          <table:table-cell table:style-name="ce5" office:value-type="string">
            <text:p><text:s/>523-844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2" office:value-type="string">
            <text:p>MCP1525</text:p>
          </table:table-cell>
          <table:table-cell office:value-type="string">
            <text:p>U$2</text:p>
          </table:table-cell>
          <table:table-cell table:number-columns-repeated="2"/>
          <table:table-cell office:value-type="float" office:value="1292235">
            <text:p>1292235</text:p>
          </table:table-cell>
          <table:table-cell table:style-name="ce5" office:value-type="string">
            <text:p>738-6358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RASPBERRY PI</text:p>
          </table:table-cell>
          <table:table-cell office:value-type="string">
            <text:p>FE13-2</text:p>
          </table:table-cell>
          <table:table-cell office:value-type="string">
            <text:p>SV1</text:p>
          </table:table-cell>
          <table:table-cell table:number-columns-repeated="2"/>
          <table:table-cell table:style-name="ce5" office:value-type="string">
            <text:p>CN12879</text:p>
          </table:table-cell>
          <table:table-cell/>
        </table:table-row>
        <table:table-row table:style-name="ro4">
          <table:table-cell/>
          <table:table-cell table:style-name="Default" table:number-columns-repeated="4"/>
          <table:table-cell table:number-columns-repeated="4"/>
        </table:table-row>
        <table:table-row table:style-name="ro4">
          <table:table-cell/>
          <table:table-cell table:style-name="Default" table:number-columns-repeated="4"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09:49:03</meta:creation-date>
    <dc:date>2013-02-12T09:58:31</dc:date>
    <meta:editing-duration>PT2M20S</meta:editing-duration>
    <meta:editing-cycles>4</meta:editing-cycles>
    <meta:generator>LibreOffice/3.5$Linux_x86 LibreOffice_project/350m1$Build-2</meta:generator>
    <meta:document-statistic meta:table-count="3" meta:cell-count="43" meta:object-count="0"/>
  </office:meta>
</office:document-meta>
</file>